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text-properties style:font-name="Cantarell" fo:font-size="10pt" style:font-size-asian="10pt" style:font-size-complex="10pt"/>
    </style:style>
    <style:style style:name="P3" style:family="paragraph" style:parent-style-name="Preformatted_20_Text">
      <style:text-properties style:font-name="Cantarell" fo:font-size="10pt" style:font-size-asian="10pt" style:font-size-complex="10pt"/>
    </style:style>
    <style:style style:name="P4" style:family="paragraph" style:parent-style-name="Preformatted_20_Text">
      <style:paragraph-properties fo:margin-top="0cm" fo:margin-bottom="0.499cm" style:contextual-spacing="false"/>
      <style:text-properties style:font-name="Cantarell" fo:font-size="10pt" fo:font-weight="bold" style:font-size-asian="10pt" style:font-weight-asian="bold" style:font-size-complex="10pt" style:font-weight-complex="bold"/>
    </style:style>
    <style:style style:name="P5" style:family="paragraph" style:parent-style-name="Preformatted_20_Text">
      <style:text-properties style:font-name="Cantarell" fo:font-size="10pt" fo:font-weight="bold" style:font-size-asian="10pt" style:font-weight-asian="bold" style:font-size-complex="10pt" style:font-weight-complex="bold"/>
    </style:style>
    <style:style style:name="P6" style:family="paragraph" style:parent-style-name="Preformatted_20_Text">
      <style:text-properties officeooo:rsid="00025359" officeooo:paragraph-rsid="00025359"/>
    </style:style>
    <style:style style:name="P7" style:family="paragraph" style:parent-style-name="Standard">
      <style:text-properties style:font-name="Cantarell" fo:font-size="10pt" style:font-size-asian="10pt" style:font-size-complex="10pt"/>
    </style:style>
    <style:style style:name="P8" style:family="paragraph" style:parent-style-name="Standard">
      <style:paragraph-properties fo:break-before="page"/>
      <style:text-properties style:font-name="Cantarell" fo:font-size="10pt" officeooo:rsid="0002ab88" officeooo:paragraph-rsid="0002ab88" style:font-size-asian="10pt" style:font-size-complex="10pt"/>
    </style:style>
    <style:style style:name="P9" style:family="paragraph" style:parent-style-name="Standard">
      <style:text-properties style:font-name="Cantarell" fo:font-size="10pt" officeooo:rsid="0002ab88" officeooo:paragraph-rsid="0002ab88" style:font-size-asian="10pt" style:font-size-complex="10pt"/>
    </style:style>
    <style:style style:name="P10" style:family="paragraph" style:parent-style-name="Text_20_body" style:list-style-name="L1"/>
    <style:style style:name="P11" style:family="paragraph" style:parent-style-name="Text_20_body">
      <style:text-properties style:font-name="Cantarell" fo:font-size="10pt" style:font-size-asian="10pt" style:font-size-complex="10pt"/>
    </style:style>
    <style:style style:name="P12" style:family="paragraph" style:parent-style-name="Text_20_body">
      <style:paragraph-properties fo:break-before="page"/>
      <style:text-properties style:font-name="Cantarell" fo:font-size="10pt" style:font-size-asian="10pt" style:font-size-complex="10pt"/>
    </style:style>
    <style:style style:name="P13" style:family="paragraph" style:parent-style-name="Text_20_body">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rsid="00025359" officeooo:paragraph-rsid="00025359"/>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T1" style:family="text">
      <style:text-properties style:font-name="Cantarell"/>
    </style:style>
    <style:style style:name="T2" style:family="text">
      <style:text-properties style:font-name="Cantarell" fo:font-size="10pt" style:font-size-asian="10pt" style:font-size-complex="10pt"/>
    </style:style>
    <style:style style:name="T3" style:family="text">
      <style:text-properties style:font-name="Cantarell"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n Laravel, las relaciones polimórficas son un mecanismo que permite a un modelo estar relacionado con múltiples modelos diferentes en lugar de solo uno. Esto es útil cuando necesitas que un modelo tenga una relación con varios tipos de modelos diferentes en tu base de datos.</text:p>
      <text:p text:style-name="P11">Por ejemplo, imagina que tienes un sistema de comentarios donde los comentarios pueden ser asociados a diferentes tipos de contenido, como publicaciones de blog, imágenes o videos. Aquí es donde las relaciones polimórficas resultan útiles.</text:p>
      <text:p text:style-name="P11">Para entender cómo funcionan en Laravel, consideremos los siguientes términos:</text:p>
      <text:list text:style-name="L1">
        <text:list-item>
          <text:p text:style-name="P10"><text:span text:style-name="Strong_20_Emphasis"><text:span text:style-name="T2">Modelo Polimórfico</text:span></text:span><text:span text:style-name="T2">: Este es el modelo que puede tener una relación con varios modelos diferentes. Por ejemplo, en el caso de los comentarios, podrías tener un modelo llamado </text:span><text:span text:style-name="Source_20_Text"><text:span text:style-name="T2">Comment</text:span></text:span><text:span text:style-name="T2">.</text:span></text:p>
        </text:list-item>
        <text:list-item>
          <text:p text:style-name="P10"><text:span text:style-name="Strong_20_Emphasis"><text:span text:style-name="T2">Modelos Destino</text:span></text:span><text:span text:style-name="T2">: Estos son los modelos con los que el modelo polimórfico puede estar relacionado. En el ejemplo de los comentarios, los modelos destino podrían ser </text:span><text:span text:style-name="Source_20_Text"><text:span text:style-name="T2">Post</text:span></text:span><text:span text:style-name="T2">, </text:span><text:span text:style-name="Source_20_Text"><text:span text:style-name="T2">Image</text:span></text:span><text:span text:style-name="T2">, y </text:span><text:span text:style-name="Source_20_Text"><text:span text:style-name="T2">Video</text:span></text:span><text:span text:style-name="T2">.</text:span></text:p>
        </text:list-item>
        <text:list-item>
          <text:p text:style-name="P10"><text:span text:style-name="Strong_20_Emphasis"><text:span text:style-name="T2">Relaciones Polimórficas</text:span></text:span><text:span text:style-name="T2">: En Laravel, las relaciones polimórficas se pueden establecer utilizando la función </text:span><text:span text:style-name="Source_20_Text"><text:span text:style-name="T2">morphTo()</text:span></text:span><text:span text:style-name="T2"> en el modelo polimórfico y la función </text:span><text:span text:style-name="Source_20_Text"><text:span text:style-name="T2">morphMany()</text:span></text:span><text:span text:style-name="T2"> o </text:span><text:span text:style-name="Source_20_Text"><text:span text:style-name="T2">morphOne()</text:span></text:span><text:span text:style-name="T2"> en los modelos destino.</text:span></text:p>
        </text:list-item>
      </text:list>
      <text:p text:style-name="P11"/>
      <text:p text:style-name="P11"/>
      <text:p text:style-name="P11"/>
      <text:p text:style-name="P11"/>
      <text:p text:style-name="P11">A continuación, te mostraré un ejemplo básico de cómo podrías establecer una relación polimórfica en Laravel:</text:p>
      <text:p text:style-name="Text_20_body"><text:span text:style-name="T2">Supongamos que tienes tres modelos: </text:span><text:span text:style-name="Source_20_Text"><text:span text:style-name="T2">Comment</text:span></text:span><text:span text:style-name="T2">, </text:span><text:span text:style-name="Source_20_Text"><text:span text:style-name="T2">Post</text:span></text:span><text:span text:style-name="T2">, e </text:span><text:span text:style-name="Source_20_Text"><text:span text:style-name="T2">Image</text:span></text:span><text:span text:style-name="T2">.</text:span></text:p>
      <text:p text:style-name="Text_20_body"><text:span text:style-name="T2">En el modelo </text:span><text:span text:style-name="Source_20_Text"><text:span text:style-name="T2">Comment</text:span></text:span><text:span text:style-name="T2">, definirías la relación polimórfica utilizando el método </text:span><text:span text:style-name="Source_20_Text"><text:span text:style-name="T2">morphTo()</text:span></text:span><text:span text:style-name="T2">:</text:span></text:p>
      <text:p text:style-name="P4">php</text:p>
      <text:p text:style-name="Preformatted_20_Text"><text:span text:style-name="Source_20_Text"><text:span text:style-name="T3">class Commen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able()</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To();</text:span></text:span></text:p>
      <text:p text:style-name="Preformatted_20_Text"><text:span text:style-name="Source_20_Text"><text:span text:style-name="T3"><text:s text:c="4"/>}</text:span></text:span></text:p>
      <text:p text:style-name="P1"><text:span text:style-name="Source_20_Text"><text:span text:style-name="T3">}</text:span></text:span></text:p>
      <text:p text:style-name="P14"><text:span text:style-name="T2"/></text:p>
      <text:p text:style-name="P13"><text:span text:style-name="T2">En los modelos </text:span><text:span text:style-name="Source_20_Text"><text:span text:style-name="T2">Post</text:span></text:span><text:span text:style-name="T2"> e </text:span><text:span text:style-name="Source_20_Text"><text:span text:style-name="T2">Image</text:span></text:span><text:span text:style-name="T2">, definirías la relación inversa utilizando </text:span><text:span text:style-name="Source_20_Text"><text:span text:style-name="T2">morphMany()</text:span></text:span><text:span text:style-name="T2"> o </text:span><text:span text:style-name="Source_20_Text"><text:span text:style-name="T2">morphOne()</text:span></text:span><text:span text:style-name="T2">:</text:span></text:p>
      <text:p text:style-name="P4">php</text:p>
      <text:p text:style-name="Preformatted_20_Text"><text:span text:style-name="Source_20_Text"><text:span text:style-name="T3">class Pos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Many(Comment::class, 'commentable');</text:span></text:span></text:p>
      <text:p text:style-name="Preformatted_20_Text"><text:span text:style-name="Source_20_Text"><text:span text:style-name="T3"><text:s text:c="4"/>}</text:span></text:span></text:p>
      <text:p text:style-name="Preformatted_20_Text"><text:span text:style-name="Source_20_Text"><text:span text:style-name="T3">}</text:span></text:span></text:p>
      <text:p text:style-name="P5"/>
      <text:p text:style-name="Preformatted_20_Text"><text:span text:style-name="Source_20_Text"><text:span text:style-name="T3">class Image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Many(Comment::class, 'commentable');</text:span></text:span></text:p>
      <text:p text:style-name="Preformatted_20_Text"><text:span text:style-name="Source_20_Text"><text:span text:style-name="T3"><text:s text:c="4"/>}</text:span></text:span></text:p>
      <text:p text:style-name="P1"><text:span text:style-name="Source_20_Text"><text:span text:style-name="T3">}</text:span></text:span></text:p>
      <text:p text:style-name="Text_20_body"><text:span text:style-name="T2">De esta manera, puedes acceder a los comentarios de un </text:span><text:span text:style-name="Source_20_Text"><text:span text:style-name="T2">Post</text:span></text:span><text:span text:style-name="T2"> o </text:span><text:span text:style-name="Source_20_Text"><text:span text:style-name="T2">Image</text:span></text:span><text:span text:style-name="T2"> de la siguiente manera:</text:span></text:p>
      <text:p text:style-name="P4">php</text:p>
      <text:p text:style-name="Preformatted_20_Text"><text:span text:style-name="Source_20_Text"><text:span text:style-name="T3">$post = Post::find(1);</text:span></text:span></text:p>
      <text:p text:style-name="P1"><text:span text:style-name="Source_20_Text"><text:span text:style-name="T3">$comments = $post-&gt;comments;</text:span></text:span></text:p>
      <text:p text:style-name="P4">php</text:p>
      <text:p text:style-name="Preformatted_20_Text"><text:span text:style-name="Source_20_Text"><text:span text:style-name="T3">$image = Image::find(1);</text:span></text:span></text:p>
      <text:p text:style-name="P1"><text:span text:style-name="Source_20_Text"><text:span text:style-name="T3">$comments = $image-&gt;comments;</text:span></text:span></text:p>
      <text:p text:style-name="P11">Y así es como funcionan las relaciones polimórficas en Laravel. Permiten que un modelo esté relacionado con múltiples modelos diferentes, lo que facilita la gestión de relaciones complejas en tu aplicación.</text:p>
      <text:p text:style-name="P7"/>
      <text:p text:style-name="P12"><text:span text:style-name="Strong_20_Emphasis">Uno a Muchos Polimórfica:</text:span></text:p>
      <text:p text:style-name="Text_20_body"><text:span text:style-name="T2">Supongamos que tienes tres modelos: </text:span><text:span text:style-name="Source_20_Text"><text:span text:style-name="T2">Comment</text:span></text:span><text:span text:style-name="T2">, </text:span><text:span text:style-name="Source_20_Text"><text:span text:style-name="T2">Post</text:span></text:span><text:span text:style-name="T2">, e </text:span><text:span text:style-name="Source_20_Text"><text:span text:style-name="T2">Image</text:span></text:span><text:span text:style-name="T2">.</text:span></text:p>
      <text:p text:style-name="Text_20_body"><text:span text:style-name="T2">En el modelo </text:span><text:span text:style-name="Source_20_Text"><text:span text:style-name="T2">Comment</text:span></text:span><text:span text:style-name="T2">, definirías la relación polimórfica utilizando el método </text:span><text:span text:style-name="Source_20_Text"><text:span text:style-name="T2">morphTo()</text:span></text:span><text:span text:style-name="T2">:</text:span></text:p>
      <text:p text:style-name="P4">php</text:p>
      <text:p text:style-name="Preformatted_20_Text"><text:span text:style-name="Source_20_Text"><text:span text:style-name="T3">class Commen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able()</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To();</text:span></text:span></text:p>
      <text:p text:style-name="Preformatted_20_Text"><text:span text:style-name="Source_20_Text"><text:span text:style-name="T3"><text:s text:c="4"/>}</text:span></text:span></text:p>
      <text:p text:style-name="P1"><text:span text:style-name="Source_20_Text"><text:span text:style-name="T3">}</text:span></text:span></text:p>
      <text:p text:style-name="Text_20_body"><text:span text:style-name="T2">En los modelos </text:span><text:span text:style-name="Source_20_Text"><text:span text:style-name="T2">Post</text:span></text:span><text:span text:style-name="T2"> e </text:span><text:span text:style-name="Source_20_Text"><text:span text:style-name="T2">Image</text:span></text:span><text:span text:style-name="T2">, definirías la relación inversa utilizando </text:span><text:span text:style-name="Source_20_Text"><text:span text:style-name="T2">morphMany()</text:span></text:span><text:span text:style-name="T2">:</text:span></text:p>
      <text:p text:style-name="P4">php</text:p>
      <text:p text:style-name="Preformatted_20_Text"><text:span text:style-name="Source_20_Text"><text:span text:style-name="T3">class Pos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Many(Comment::class, 'commentable');</text:span></text:span></text:p>
      <text:p text:style-name="Preformatted_20_Text"><text:span text:style-name="Source_20_Text"><text:span text:style-name="T3"><text:s text:c="4"/>}</text:span></text:span></text:p>
      <text:p text:style-name="Preformatted_20_Text"><text:span text:style-name="Source_20_Text"><text:span text:style-name="T3">}</text:span></text:span></text:p>
      <text:p text:style-name="P5"/>
      <text:p text:style-name="Preformatted_20_Text"><text:span text:style-name="Source_20_Text"><text:span text:style-name="T3">class Image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Many(Comment::class, 'commentable');</text:span></text:span></text:p>
      <text:p text:style-name="Preformatted_20_Text"><text:span text:style-name="Source_20_Text"><text:span text:style-name="T3"><text:s text:c="4"/>}</text:span></text:span></text:p>
      <text:p text:style-name="P1"><text:span text:style-name="Source_20_Text"><text:span text:style-name="T3">}</text:span></text:span></text:p>
      <text:p text:style-name="Text_20_body"><text:span text:style-name="Strong_20_Emphasis"><text:span text:style-name="T2">Muchos a Muchos Polimórfica:</text:span></text:span></text:p>
      <text:p text:style-name="Text_20_body"><text:span text:style-name="T2">Supongamos que tienes tres modelos: </text:span><text:span text:style-name="Source_20_Text"><text:span text:style-name="T2">Tag</text:span></text:span><text:span text:style-name="T2">, </text:span><text:span text:style-name="Source_20_Text"><text:span text:style-name="T2">Post</text:span></text:span><text:span text:style-name="T2">, e </text:span><text:span text:style-name="Source_20_Text"><text:span text:style-name="T2">Image</text:span></text:span><text:span text:style-name="T2">.</text:span></text:p>
      <text:p text:style-name="Text_20_body"><text:span text:style-name="T2">En el modelo </text:span><text:span text:style-name="Source_20_Text"><text:span text:style-name="T2">Tag</text:span></text:span><text:span text:style-name="T2">, definirías la relación polimórfica utilizando el método </text:span><text:span text:style-name="Source_20_Text"><text:span text:style-name="T2">morphToMany()</text:span></text:span><text:span text:style-name="T2">:</text:span></text:p>
      <text:p text:style-name="P4">php</text:p>
      <text:p text:style-name="Preformatted_20_Text"><text:span text:style-name="Source_20_Text"><text:span text:style-name="T3">class Tag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pos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edByMany(Post::class, 'taggable');</text:span></text:span></text:p>
      <text:p text:style-name="Preformatted_20_Text"><text:span text:style-name="Source_20_Text"><text:span text:style-name="T3"><text:s text:c="4"/>}</text:span></text:span></text:p>
      <text:p text:style-name="P5"/>
      <text:p text:style-name="Preformatted_20_Text"><text:span text:style-name="Source_20_Text"><text:span text:style-name="T3"><text:s text:c="4"/>public function image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edByMany(Image::class, 'taggable');</text:span></text:span></text:p>
      <text:p text:style-name="Preformatted_20_Text"><text:span text:style-name="Source_20_Text"><text:span text:style-name="T3"><text:s text:c="4"/>}</text:span></text:span></text:p>
      <text:p text:style-name="P1"><text:soft-page-break/><text:span text:style-name="Source_20_Text"><text:span text:style-name="T2">}</text:span></text:span></text:p>
      <text:p text:style-name="Text_20_body"><text:span text:style-name="T2">En los modelos </text:span><text:span text:style-name="Source_20_Text"><text:span text:style-name="T2">Post</text:span></text:span><text:span text:style-name="T2"> e </text:span><text:span text:style-name="Source_20_Text"><text:span text:style-name="T2">Image</text:span></text:span><text:span text:style-name="T2">, definirías la relación inversa utilizando </text:span><text:span text:style-name="Source_20_Text"><text:span text:style-name="T2">morphToMany()</text:span></text:span><text:span text:style-name="T2">:</text:span></text:p>
      <text:p text:style-name="P2">p<text:span text:style-name="T5">hp</text:span></text:p>
      <text:p text:style-name="Preformatted_20_Text"><text:span text:style-name="Source_20_Text"><text:span text:style-name="T3">class Pos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tag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ToMany(Tag::class, 'taggable');</text:span></text:span></text:p>
      <text:p text:style-name="Preformatted_20_Text"><text:span text:style-name="Source_20_Text"><text:span text:style-name="T3"><text:s text:c="4"/>}</text:span></text:span></text:p>
      <text:p text:style-name="Preformatted_20_Text"><text:span text:style-name="Source_20_Text"><text:span text:style-name="T3">}</text:span></text:span></text:p>
      <text:p text:style-name="P5"/>
      <text:p text:style-name="Preformatted_20_Text"><text:span text:style-name="Source_20_Text"><text:span text:style-name="T3">class Image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tag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ToMany(Tag::class, 'taggable');</text:span></text:span></text:p>
      <text:p text:style-name="Preformatted_20_Text"><text:span text:style-name="Source_20_Text"><text:span text:style-name="T3"><text:s text:c="4"/>}</text:span></text:span></text:p>
      <text:p text:style-name="P1"><text:span text:style-name="Source_20_Text"><text:span text:style-name="T3">}</text:span></text:span></text:p>
      <text:p text:style-name="Text_20_body"><text:span text:style-name="T2">Recuerda que para la relación muchos a muchos polimórfica, necesitas una tabla pivot adicional que Laravel manejará automáticamente. Esta tabla pivot se nombra siguiendo la convención de nombres </text:span><text:span text:style-name="Source_20_Text"><text:span text:style-name="T2">nombre_singular_de_la_relacion_morph</text:span></text:span><text:span text:style-name="T2"> + </text:span><text:span text:style-name="Source_20_Text"><text:span text:style-name="T2">nombre_singular_del_modelo_polimorfico</text:span></text:span><text:span text:style-name="T2"> + </text:span><text:span text:style-name="Source_20_Text"><text:span text:style-name="T2">_morphs</text:span></text:span><text:span text:style-name="T2">. Por ejemplo, en este caso, podría llamarse </text:span><text:span text:style-name="Source_20_Text"><text:span text:style-name="T2">taggables</text:span></text:span><text:span text:style-name="T2">. No necesitas crear explícitamente esta tabla, Laravel la creará automáticamente para ti.</text:span></text:p>
      <text:p text:style-name="Text_20_body"><text:span text:style-name="T2"/></text:p>
      <text:p text:style-name="P15"><text:span text:style-name="T2">EJ para acceder a datos polimorficos.</text:span></text:p>
      <text:p text:style-name="P15"><text:span text:style-name="T2"/></text:p>
      <text:p text:style-name="P6"><text:span text:style-name="Source_20_Text"><text:span text:style-name="T4">public function archivosAdjuntos()</text:span></text:span></text:p>
      <text:p text:style-name="Preformatted_20_Text"><text:span text:style-name="Source_20_Text">{</text:span></text:p>
      <text:p text:style-name="Preformatted_20_Text"><text:span text:style-name="Source_20_Text"><text:s text:c="4"/>return $this-&gt;morphMany(ArchivoAdjunto::class, 'archivo');</text:span></text:p>
      <text:p text:style-name="P1"><text:span text:style-name="Source_20_Text">}</text:span></text:p>
      <text:p text:style-name="P15"><text:span text:style-name="T2"/></text:p>
      <text:p text:style-name="P7">$cliente = Cliente::find(1);</text:p>
      <text:p text:style-name="P7">$archivos = $cliente→archivosAdjuntos;</text:p>
      <text:p text:style-name="P7"/>
      <text:p text:style-name="P7"/>
      <text:p text:style-name="P3"><text:span text:style-name="Source_20_Text">public function comentarios()</text:span></text:p>
      <text:p text:style-name="Preformatted_20_Text"><text:span text:style-name="Source_20_Text">{</text:span></text:p>
      <text:p text:style-name="Preformatted_20_Text"><text:span text:style-name="Source_20_Text"><text:s text:c="4"/>return $this-&gt;morphMany(Comentario::class, 'comentable');</text:span></text:p>
      <text:p text:style-name="P1"><text:span text:style-name="Source_20_Text">}</text:span></text:p>
      <text:p text:style-name="P7"/>
      <text:p text:style-name="P7">$publicacion = Publicacion::find(1);</text:p>
      <text:p text:style-name="P7">$comentarios = $publicacion→comentarios;</text:p>
      <text:p text:style-name="P7"/>
      <text:p text:style-name="P7"/>
      <text:p text:style-name="P7"><text:soft-page-break/><text:span text:style-name="Strong_20_Emphasis">no es necesario</text:span> utilizar el método <text:span text:style-name="Source_20_Text">find()</text:span> específicamente para acceder a datos polimórficos en Laravel. El método <text:span text:style-name="Source_20_Text">find()</text:span> se utiliza para buscar un registro por su ID en la base de datos. Sin embargo, en el contexto de relaciones polimórficas, hay otras formas de acceder a los datos relacionados.</text:p>
      <text:p text:style-name="P7"/>
      <text:p text:style-name="P11"><text:span text:style-name="Strong_20_Emphasis">Método </text:span><text:span text:style-name="Strong_20_Emphasis"><text:span text:style-name="Source_20_Text">first()</text:span></text:span>:</text:p>
      <text:list text:style-name="L2">
        <text:list-item>
          <text:p text:style-name="P16">Puedes usar el método <text:span text:style-name="Source_20_Text">first()</text:span> para obtener el primer registro relacionado. Por ejemplo:</text:p>
        </text:list-item>
      </text:list>
      <text:p text:style-name="P7">$publicacion = Publicacion::where('titulo', 'Mi publicación')-&gt;first();</text:p>
      <text:p text:style-name="P7">$comentarios = $publicacion→comentarios;</text:p>
      <text:p text:style-name="P7"/>
      <text:p text:style-name="P11"><text:span text:style-name="Strong_20_Emphasis">Método </text:span><text:span text:style-name="Strong_20_Emphasis"><text:span text:style-name="Source_20_Text">get()</text:span></text:span>:</text:p>
      <text:list text:style-name="L3">
        <text:list-item>
          <text:p text:style-name="P17">El método <text:span text:style-name="Source_20_Text">get()</text:span> te devuelve una colección de todos los registros relacionados. Puedes filtrarlos posteriormente según tus necesidades:</text:p>
        </text:list-item>
      </text:list>
      <text:p text:style-name="P7">$publicacion = Publicacion::where('titulo', 'Mi publicación')-&gt;get();</text:p>
      <text:p text:style-name="P7">$comentarios = $publicacion→comentarios;</text:p>
      <text:p text:style-name="P7"/>
      <text:p text:style-name="P11"><text:span text:style-name="Strong_20_Emphasis">Método </text:span><text:span text:style-name="Strong_20_Emphasis"><text:span text:style-name="Source_20_Text">findOrFail()</text:span></text:span>:</text:p>
      <text:list text:style-name="L4">
        <text:list-item>
          <text:p text:style-name="P18">Si deseas buscar un registro específico por su ID, puedes usar <text:span text:style-name="Source_20_Text">findOrFail()</text:span>:</text:p>
        </text:list-item>
      </text:list>
      <text:p text:style-name="P7">$publicacion = Publicacion::findOrFail(1);</text:p>
      <text:p text:style-name="P7">$comentarios = $publicacion→comentarios;</text:p>
      <text:p text:style-name="P7"/>
      <text:p text:style-name="P7"/>
      <text:p text:style-name="P8"><text:span text:style-name="T5">EJEMPLO de Store Comment,Post,Image</text:span><text:line-break/><text:line-break/>namespace App\Http\Controllers;</text:p>
      <text:p text:style-name="P9"/>
      <text:p text:style-name="P9">use Illuminate\Http\Request;</text:p>
      <text:p text:style-name="P9">use App\Models\Post;</text:p>
      <text:p text:style-name="P9">use App\Models\Image;</text:p>
      <text:p text:style-name="P9">use App\Models\Comment;</text:p>
      <text:p text:style-name="P9"/>
      <text:p text:style-name="P9">class CommentController extends Controller</text:p>
      <text:p text:style-name="P9">{</text:p>
      <text:p text:style-name="P9"><text:s text:c="4"/>public function store(Request $request)</text:p>
      <text:p text:style-name="P9"><text:s text:c="4"/>{</text:p>
      <text:p text:style-name="P9"><text:s text:c="8"/>// Validación de datos</text:p>
      <text:p text:style-name="P9"><text:s text:c="8"/>$request-&gt;validate([</text:p>
      <text:p text:style-name="P9"><text:s text:c="12"/>'content' =&gt; 'required|string',</text:p>
      <text:p text:style-name="P9"><text:s text:c="12"/>'commentable_type' =&gt; 'required|string|in:Post,Image',</text:p>
      <text:p text:style-name="P9"><text:s text:c="12"/>'commentable_id' =&gt; 'required|integer',</text:p>
      <text:p text:style-name="P9"><text:s text:c="8"/>]);</text:p>
      <text:p text:style-name="P9"/>
      <text:p text:style-name="P9"><text:s text:c="8"/>// Crear el comentario</text:p>
      <text:p text:style-name="P9"><text:s text:c="8"/>$comment = Comment::create([</text:p>
      <text:p text:style-name="P9"><text:s text:c="12"/>'content' =&gt; $request-&gt;input('content'),</text:p>
      <text:p text:style-name="P9"><text:s text:c="8"/>]);</text:p>
      <text:p text:style-name="P9"/>
      <text:p text:style-name="P9"><text:s text:c="8"/>// Asociar el comentario con el modelo destino</text:p>
      <text:p text:style-name="P9"><text:s text:c="8"/>$commentableType = $request-&gt;input('commentable_type');</text:p>
      <text:p text:style-name="P9"><text:s text:c="8"/>$commentableId = $request-&gt;input('commentable_id');</text:p>
      <text:p text:style-name="P9"/>
      <text:p text:style-name="P9"><text:s text:c="8"/>if ($commentableType === 'Post') {</text:p>
      <text:p text:style-name="P9"><text:s text:c="12"/>$post = Post::find($commentableId);</text:p>
      <text:p text:style-name="P9"><text:s text:c="12"/>$post-&gt;comments()-&gt;save($comment);</text:p>
      <text:p text:style-name="P9"><text:s text:c="8"/>} elseif ($commentableType === 'Image') {</text:p>
      <text:p text:style-name="P9"><text:s text:c="12"/>$image = Image::find($commentableId);</text:p>
      <text:p text:style-name="P9"><text:s text:c="12"/>$image-&gt;comments()-&gt;save($comment);</text:p>
      <text:p text:style-name="P9"><text:s text:c="8"/>}</text:p>
      <text:p text:style-name="P9"/>
      <text:p text:style-name="P9"><text:s text:c="8"/>// Redireccionar o devolver respuesta</text:p>
      <text:p text:style-name="P9"><text:s text:c="8"/>// Esto depende de tu aplicación y tu lógica de negocio</text:p>
      <text:p text:style-name="P9"><text:s text:c="4"/>}</text:p>
      <text:p text:style-name="P9">}</text:p>
      <text:p text:style-name="P9"/>
      <text:p text:style-name="P9"/>
      <text:p text:style-name="P8"><text:span text:style-name="T5">VISTA</text:span><text:line-break/><text:line-break/>&lt;!-- create-comment.blade.php --&gt;</text:p>
      <text:p text:style-name="P9"/>
      <text:p text:style-name="P9">&lt;form action="{{ route('comments.store') }}" method="POST"&gt;</text:p>
      <text:p text:style-name="P9"><text:s text:c="4"/>@csrf</text:p>
      <text:p text:style-name="P9"/>
      <text:p text:style-name="P9"><text:s text:c="4"/>&lt;div class="form-group"&gt;</text:p>
      <text:p text:style-name="P9"><text:s text:c="8"/>&lt;label for="content"&gt;Contenido del Comentario:&lt;/label&gt;</text:p>
      <text:p text:style-name="P9"><text:s text:c="8"/>&lt;textarea name="content" id="content" class="form-control" rows="3" required&gt;&lt;/textarea&gt;</text:p>
      <text:p text:style-name="P9"><text:s text:c="4"/>&lt;/div&gt;</text:p>
      <text:p text:style-name="P9"/>
      <text:p text:style-name="P9"><text:s text:c="4"/>&lt;div class="form-group"&gt;</text:p>
      <text:p text:style-name="P9"><text:s text:c="8"/>&lt;label for="commentable_type"&gt;Tipo de Modelo:&lt;/label&gt;</text:p>
      <text:p text:style-name="P9"><text:s text:c="8"/>&lt;select name="commentable_type" id="commentable_type" class="form-control" required&gt;</text:p>
      <text:p text:style-name="P9"><text:s text:c="12"/>&lt;option value="Post"&gt;Post&lt;/option&gt;</text:p>
      <text:p text:style-name="P9"><text:s text:c="12"/>&lt;option value="Image"&gt;Imagen&lt;/option&gt;</text:p>
      <text:p text:style-name="P9"><text:s text:c="8"/>&lt;/select&gt;</text:p>
      <text:p text:style-name="P9"><text:s text:c="4"/>&lt;/div&gt;</text:p>
      <text:p text:style-name="P9"/>
      <text:p text:style-name="P9"><text:s text:c="4"/>&lt;div class="form-group"&gt;</text:p>
      <text:p text:style-name="P9"><text:s text:c="8"/>&lt;label for="commentable_id"&gt;ID del Modelo:&lt;/label&gt;</text:p>
      <text:p text:style-name="P9"><text:s text:c="8"/>&lt;input type="number" name="commentable_id" id="commentable_id" class="form-control" required&gt;</text:p>
      <text:p text:style-name="P9"><text:s text:c="4"/>&lt;/div&gt;</text:p>
      <text:p text:style-name="P9"/>
      <text:p text:style-name="P9"><text:s text:c="4"/>&lt;button type="submit" class="btn btn-primary"&gt;Enviar Comentario&lt;/button&gt;</text:p>
      <text:p text:style-name="P9">&lt;/form&gt;</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48:48.509915281</meta:creation-date>
    <dc:date>2024-03-05T11:47:54.905568122</dc:date>
    <meta:editing-duration>PT1H40M25S</meta:editing-duration>
    <meta:editing-cycles>3</meta:editing-cycles>
    <meta:generator>LibreOffice/24.2.0.3$Linux_X86_64 LibreOffice_project/420$Build-3</meta:generator>
    <meta:document-statistic meta:table-count="0" meta:image-count="0" meta:object-count="0" meta:page-count="7" meta:paragraph-count="179" meta:word-count="878" meta:character-count="7463" meta:non-whitespace-character-count="6229"/>
  </office:meta>
</office:document-meta>
</file>